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6850000037F0F3AF5EF.eps" manifest:media-type=""/>
  <manifest:file-entry manifest:full-path="Pictures/20000002000006850000037F4FF64DBF.eps" manifest:media-type=""/>
  <manifest:file-entry manifest:full-path="Pictures/20000002000006850000037F35FB0759.eps" manifest:media-type=""/>
  <manifest:file-entry manifest:full-path="Pictures/20000002000006850000037F4D163006.eps" manifest:media-type=""/>
  <manifest:file-entry manifest:full-path="Pictures/20000002000006850000037F406B627C.eps" manifest:media-type=""/>
  <manifest:file-entry manifest:full-path="Pictures/20000002000006850000037F4C2C9F81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83cm, 0cm, 2.64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77cm, 0cm, 3.69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532cm, 0cm, 3.85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83cm, 0cm, 4.90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23cm, 4.682cm, 4.508cm, 8.80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cm, 5.133cm, 0cm, 4.45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cm" svg:height="3.934cm" svg:x="6.5cm" svg:y="1.016cm">
          <draw:image xlink:href="Pictures/20000002000006850000037F4C2C9F81.eps" xlink:type="simple" xlink:show="embed" xlink:actuate="onLoad">
            <text:p/>
          </draw:image>
        </draw:frame>
        <draw:frame draw:style-name="gr2" draw:text-style-name="P1" draw:layer="layout" svg:width="5.7cm" svg:height="4cm" svg:x="0.8cm" svg:y="0.95cm">
          <draw:image xlink:href="Pictures/20000002000006850000037F406B627C.eps" xlink:type="simple" xlink:show="embed" xlink:actuate="onLoad">
            <text:p/>
          </draw:image>
        </draw:frame>
        <draw:frame draw:style-name="gr3" draw:text-style-name="P1" draw:layer="layout" svg:width="5.5cm" svg:height="4.1cm" svg:x="1cm" svg:y="4.95cm">
          <draw:image xlink:href="Pictures/20000002000006850000037F4D163006.eps" xlink:type="simple" xlink:show="embed" xlink:actuate="onLoad">
            <text:p/>
          </draw:image>
        </draw:frame>
        <draw:frame draw:style-name="gr4" draw:text-style-name="P1" draw:layer="layout" svg:width="5.5cm" svg:height="4cm" svg:x="6.5cm" svg:y="5cm">
          <draw:image xlink:href="Pictures/20000002000006850000037F35FB0759.eps" xlink:type="simple" xlink:show="embed" xlink:actuate="onLoad">
            <text:p/>
          </draw:image>
        </draw:frame>
        <draw:frame draw:style-name="gr5" draw:text-style-name="P1" draw:layer="layout" svg:width="5.5cm" svg:height="3.9cm" svg:x="1cm" svg:y="9.1cm">
          <draw:image xlink:href="Pictures/20000002000006850000037F4FF64DBF.eps" xlink:type="simple" xlink:show="embed" xlink:actuate="onLoad">
            <text:p/>
          </draw:image>
        </draw:frame>
        <draw:frame draw:style-name="gr6" draw:text-style-name="P1" draw:layer="layout" svg:width="5.5cm" svg:height="4cm" svg:x="6.5cm" svg:y="9cm">
          <draw:image xlink:href="Pictures/20000002000006850000037F0F3AF5EF.eps" xlink:type="simple" xlink:show="embed" xlink:actuate="onLoad">
            <text:p/>
          </draw:image>
        </draw:frame>
        <draw:frame draw:style-name="gr5" draw:text-style-name="P1" draw:layer="layout" svg:width="5.5cm" svg:height="4cm" svg:x="1cm" svg:y="13cm">
          <draw:image xlink:href="Pictures/20000002000006850000037F4FF64DBF.eps" xlink:type="simple" xlink:show="embed" xlink:actuate="onLoad">
            <text:p/>
          </draw:image>
        </draw:frame>
        <draw:frame draw:style-name="gr5" draw:text-style-name="P1" draw:layer="layout" svg:width="5.5cm" svg:height="3.95cm" svg:x="6.5cm" svg:y="13cm">
          <draw:image xlink:href="Pictures/20000002000006850000037F4FF64DBF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21:43:43.592026356</meta:creation-date>
    <dc:date>2016-01-31T11:16:28.555117073</dc:date>
    <meta:editing-duration>PT5M17S</meta:editing-duration>
    <meta:editing-cycles>2</meta:editing-cycles>
    <meta:generator>LibreOffice/4.2.8.2$Linux_X86_64 LibreOffice_project/420m0$Build-2</meta:generator>
    <meta:document-statistic meta:object-count="8"/>
  </office:meta>
</office:document-meta>
</file>